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itle"/>
    <style:style style:name="P2" style:family="paragraph" style:parent-style-name="Heading1"/>
    <style:style style:name="P3"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EntMent MVP v3</text:h>
      <text:h text:style-name="Heading1" text:outline-level="1">1. Executive Summary</text:h>
      <text:p text:style-name="BodyText">EntMent is a web platform that helps local entrepreneurs ('Ents') connect with experienced advisors ('Ments') through localized Advisory Boards. Its goal is to reduce startup failure by offering practical mentorship, resources, and an accessible support system. Ments are often retirees seeking meaningful part-time engagement. Boards meet virtually or in-person and offer both pro-bono and paid services. Each Advisory Board is semi-autonomous and industry-specific within a regional zone.</text:p>
      <text:h text:style-name="Heading1" text:outline-level="1">2. Advisory Board Formation</text:h>
      <text:p text:style-name="BodyText">Boards are created only by Ments. Existing Ments vote to accept new Ments. Ents apply to boards but are clients, not members. Each Board page features Ments’ photos, bios, and optionally LinkedIn links. AI fluency is highlighted as a key skill for modern advisory relevance.</text:p>
      <text:h text:style-name="Heading1" text:outline-level="1">3. Ent Application &amp; Onboarding</text:h>
      <text:p text:style-name="BodyText">Ents apply via a form and are interviewed by at least one Ment. Upon unanimous Board approval, they are accepted and given access to pro-bono and discounted services. Rates are transparent and lower than commercial consulting, reinforcing EntMent’s community value.</text:p>
      <text:h text:style-name="Heading1" text:outline-level="1">4. Billing &amp; Rate Sheet System</text:h>
      <text:p text:style-name="BodyText">Each Board publishes a rate sheet. Billing is done via an escrow mechanism managed by EntMent. Funds are only released upon Ent approval. Alternatives such as equity-for-service swaps are supported through agreement-generating tools and standard forms.</text:p>
      <text:h text:style-name="Heading1" text:outline-level="1">5. Legal &amp; Privacy Framework</text:h>
      <text:p text:style-name="BodyText">NDAs are generated and signed online using editable templates. All agreements are securely stored and visible only to the Board's members and to the specific Ent(s) that signed the NDA. <text:s text:c="2"/>Boards that accept multiple Ents, should not encourage cross-communication with other Ents, unless they believe there are not conflicts of interest, because some Ents with the same Board may have overlapping or competitive business visions. <text:s text:c="2"/></text:p>
      <text:h text:style-name="Heading1" text:outline-level="1">6. Communications &amp; Events</text:h>
      <text:p text:style-name="BodyText">Boards have access to secure chats and a scheduler. Meetups are managed using integrations like Meetup.com. Scheduled events can be in-person or virtual.</text:p>
      <text:h text:style-name="Heading1" text:outline-level="1">7. Resource Library</text:h>
      <text:p text:style-name="BodyText">All users can browse a library of sample guides, templates, legal docs, and pitch materials, however, only registerd users will be permitted to use questionnaires associated with these resources questionnaires that customize the documents to the user's needs/situation. <text:s/>Over time, the platform will only provide AI-tailored content through AI-auto-generated questionnaires, displacing the sample resource library entirely. </text:p>
      <text:h text:style-name="Heading1" text:outline-level="1">8. User Profiles</text:h>
      <text:p text:style-name="BodyText">Ents and Ments have role-based dashboards. Ments must show photos, bios, rates, specialties, and affiliations. Ents may remain undisclosed on the website, or they may list photo, bio, startup info, references and some kind of respect-level score that can be bestowed by any Ments they work with. </text:p>
      <text:h text:style-name="Heading1" text:outline-level="1">9. Governance &amp; Moderation</text:h>
      <text:p text:style-name="BodyText">Boards self-manage their members and clients. Admin tools support ejections via vote. A trust score system may emerge organically as the user base scales.</text:p>
      <text:h text:style-name="Heading1" text:outline-level="1">10. MVP Feature List</text:h>
      <text:p text:style-name="BodyText">- User registration (Ent vs Ment)</text:p>
      <text:p text:style-name="BodyText">- Board creation &amp; voting tools</text:p>
      <text:p text:style-name="BodyText">- Profiles &amp; rate cards</text:p>
      <text:p text:style-name="BodyText">- Chat and scheduling</text:p>
      <text:p text:style-name="BodyText">- NDA generation</text:p>
      <text:p text:style-name="BodyText">- Resource library (static at MVP)</text:p>
      <text:p text:style-name="BodyText">- Admin panel</text:p>
      <text:p text:style-name="BodyText">- API hooks for event integrations</text:p>
      <text:h text:style-name="Heading1" text:outline-level="1">11. Monetization</text:h>
      <text:p text:style-name="BodyText">EntMent earns revenue from:</text:p>
      <text:list xml:id="list127955862917472812" text:style-name="L2">
        <text:list-item>
          <text:p text:style-name="P3"><text:soft-page-break/>Transaction fees on paid services</text:p>
        </text:list-item>
        <text:list-item>
          <text:p text:style-name="P3">Equity-share fees on equity-for-service arrangements (via EntMent generated agreement)</text:p>
        </text:list-item>
        <text:list-item>
          <text:p text:style-name="P3">Future Certified Board licenses (user-crowdsourced verification)</text:p>
        </text:list-item>
        <text:list-item>
          <text:p text:style-name="P3">Future white-labelling or affiliate agreemen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next-style-name="Subtitle" style:class="chapter">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1" style:family="paragraph">
      <style:text-properties fo:font-size="14pt" fo:font-weight="bold"/>
    </style:style>
    <style:style style:name="BodyText" style:family="paragraph">
      <style:text-properties fo:font-size="11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meta:document-statistic meta:table-count="0" meta:image-count="0" meta:object-count="0" meta:page-count="2" meta:paragraph-count="34" meta:word-count="521" meta:character-count="3477"/>
    <dc:date>2025-06-15T18:05:30.25</dc:date>
    <dc:creator>Christine Ballard</dc:creator>
  </office:meta>
</office:document-meta>
</file>